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1000000B788721B2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80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3.641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3.6424in"/>
    </style:style>
    <style:style style:name="Table1.1" style:family="table-row">
      <style:table-row-properties style:min-row-height="0.0785in" fo:keep-together="always"/>
    </style:style>
    <style:style style:name="Table1.A1" style:family="table-cell">
      <style:table-cell-properties style:vertical-align="middle" fo:background-color="#ffffff" fo:padding-left="0.0396in" fo:padding-right="0.0396in" fo:padding-top="0in" fo:padding-bottom="0.0396in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1pt solid #000001">
        <style:background-image/>
      </style:table-cell-properties>
    </style:style>
    <style:style style:name="Table1.C4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1pt solid #00000a">
        <style:background-image/>
      </style:table-cell-properties>
    </style:style>
    <style:style style:name="Table1.A5" style:family="table-cell">
      <style:table-cell-properties style:vertical-align="middle" fo:background-color="#ffffff" fo:padding-left="0.0396in" fo:padding-right="0.0396in" fo:padding-top="0.0396in" fo:padding-bottom="0.0194in" fo:border-left="none" fo:border-right="none" fo:border-top="1pt solid #00000a" fo:border-bottom="none">
        <style:background-image/>
      </style:table-cell-properties>
    </style:style>
    <style:style style:name="Table2" style:family="table">
      <style:table-properties style:width="7.4806in" fo:margin-left="0in" fo:margin-right="0in" fo:margin-top="0in" fo:margin-bottom="0in" table:align="margins" style:writing-mode="lr-tb"/>
    </style:style>
    <style:style style:name="Table2.A" style:family="table-column">
      <style:table-column-properties style:column-width="2.3625in" style:rel-column-width="20695*"/>
    </style:style>
    <style:style style:name="Table2.B" style:family="table-column">
      <style:table-column-properties style:column-width="0.1965in" style:rel-column-width="1724*"/>
    </style:style>
    <style:style style:name="Table2.C" style:family="table-column">
      <style:table-column-properties style:column-width="2.3625in" style:rel-column-width="20696*"/>
    </style:style>
    <style:style style:name="Table2.1" style:family="table-row">
      <style:table-row-properties style:min-row-height="0.0785in" fo:keep-together="auto"/>
    </style:style>
    <style:style style:name="Table2.A1" style:family="table-cell">
      <style:table-cell-properties style:vertical-align="middle" fo:background-color="#ffffff" fo:padding-left="0.0396in" fo:padding-right="0.0396in" fo:padding-top="0.0194in" fo:padding-bottom="0in" fo:border-left="none" fo:border-right="none" fo:border-top="1pt solid #00000a" fo:border-bottom="1pt solid #00000a">
        <style:background-image/>
      </style:table-cell-properties>
    </style:style>
    <style:style style:name="Table2.D1" style:family="table-cell">
      <style:table-cell-properties style:vertical-align="middle" fo:padding-left="0.0396in" fo:padding-right="0.0396in" fo:padding-top="0.0194in" fo:padding-bottom="0in" fo:border-left="none" fo:border-right="none" fo:border-top="1pt solid #00000a" fo:border-bottom="1pt solid #00000a"/>
    </style:style>
    <style:style style:name="Table2.E1" style:family="table-cell">
      <style:table-cell-properties style:vertical-align="middle" fo:padding-left="0.0396in" fo:padding-right="0.0396in" fo:padding-top="0.0194in" fo:padding-bottom="0in" fo:border-left="none" fo:border-right="none" fo:border-top="1pt solid #00000a" fo:border-bottom="1pt solid #00000a"/>
    </style:style>
    <style:style style:name="Table5" style:family="table">
      <style:table-properties style:width="7.5in" fo:margin-left="0.0132in" fo:margin-top="0in" fo:margin-bottom="0in" table:align="left" style:writing-mode="lr-tb"/>
    </style:style>
    <style:style style:name="Table5.A" style:family="table-column">
      <style:table-column-properties style:column-width="0.7861in"/>
    </style:style>
    <style:style style:name="Table5.B" style:family="table-column">
      <style:table-column-properties style:column-width="1.0035in"/>
    </style:style>
    <style:style style:name="Table5.C" style:family="table-column">
      <style:table-column-properties style:column-width="2.5667in"/>
    </style:style>
    <style:style style:name="Table5.D" style:family="table-column">
      <style:table-column-properties style:column-width="0.1514in"/>
    </style:style>
    <style:style style:name="Table5.E" style:family="table-column">
      <style:table-column-properties style:column-width="0.5778in"/>
    </style:style>
    <style:style style:name="Table5.F" style:family="table-column">
      <style:table-column-properties style:column-width="0.6819in"/>
    </style:style>
    <style:style style:name="Table5.G" style:family="table-column">
      <style:table-column-properties style:column-width="1.1076in"/>
    </style:style>
    <style:style style:name="Table5.H" style:family="table-column">
      <style:table-column-properties style:column-width="0.62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in" fo:padding-right="0in" fo:padding-top="0.0785in" fo:padding-bottom="0.0785in" fo:border-left="none" fo:border-right="none" fo:border-top="2.25pt solid #00000a" fo:border-bottom="1.5pt solid #00000a"/>
    </style:style>
    <style:style style:name="Table5.C1" style:family="table-cell">
      <style:table-cell-properties style:vertical-align="middle" fo:padding-left="0.1576in" fo:padding-right="0.0396in" fo:padding-top="0.0785in" fo:padding-bottom="0.0785in" fo:border-left="none" fo:border-right="none" fo:border-top="2.25pt solid #00000a" fo:border-bottom="1.5pt solid #00000a"/>
    </style:style>
    <style:style style:name="Table5.D1" style:family="table-cell">
      <style:table-cell-properties style:vertical-align="middle" fo:padding-left="0in" fo:padding-right="0.0396in" fo:padding-top="0.0785in" fo:padding-bottom="0.0785in" fo:border-left="none" fo:border-right="none" fo:border-top="2.25pt solid #00000a" fo:border-bottom="1.5pt solid #00000a"/>
    </style:style>
    <style:style style:name="Table5.2" style:family="table-row">
      <style:table-row-properties style:row-height="0.0785in" fo:keep-together="auto"/>
    </style:style>
    <style:style style:name="Table5.A2" style:family="table-cell">
      <style:table-cell-properties style:vertical-align="middle" fo:padding-left="0.0396in" fo:padding-right="0.0785in" fo:padding-top="0in" fo:padding-bottom="0in" fo:border-left="none" fo:border-right="none" fo:border-top="1.5pt solid #00000a" fo:border-bottom="none"/>
    </style:style>
    <style:style style:name="Table5.B2" style:family="table-cell">
      <style:table-cell-properties style:vertical-align="middle" fo:padding-left="0.0396in" fo:padding-right="0.0396in" fo:padding-top="0in" fo:padding-bottom="0in" fo:border-left="none" fo:border-right="none" fo:border-top="1.5pt solid #00000a" fo:border-bottom="none"/>
    </style:style>
    <style:style style:name="Table5.E2" style:family="table-cell">
      <style:table-cell-properties style:vertical-align="middle" fo:padding-left="0.0396in" fo:padding-right="0in" fo:padding-top="0in" fo:padding-bottom="0in" fo:border-left="none" fo:border-right="none" fo:border-top="1.5pt solid #00000a" fo:border-bottom="none"/>
    </style:style>
    <style:style style:name="Table5.A3" style:family="table-cell">
      <style:table-cell-properties style:vertical-align="middle" fo:padding-left="0.0396in" fo:padding-right="0.0785in" fo:padding-top="0.059in" fo:padding-bottom="0.059in" fo:border="none"/>
    </style:style>
    <style:style style:name="Table5.B4" style:family="table-cell">
      <style:table-cell-properties style:vertical-align="middle" fo:padding-left="0.0396in" fo:padding-right="0.0396in" fo:padding-top="0.059in" fo:padding-bottom="0.059in" fo:border="none"/>
    </style:style>
    <style:style style:name="Table3" style:family="table">
      <style:table-properties style:width="7.4806in" fo:margin-left="0.0035in" fo:margin-top="0in" fo:margin-bottom="0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2.5701in"/>
    </style:style>
    <style:style style:name="Table3.C" style:family="table-column">
      <style:table-column-properties style:column-width="0.0313in"/>
    </style:style>
    <style:style style:name="Table3.D" style:family="table-column">
      <style:table-column-properties style:column-width="1.6563in"/>
    </style:style>
    <style:style style:name="Table3.E" style:family="table-column">
      <style:table-column-properties style:column-width="1.9729in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middle" fo:padding-left="0.0396in" fo:padding-right="0.0396in" fo:padding-top="0.059in" fo:padding-bottom="0.059in" fo:border-left="none" fo:border-right="none" fo:border-top="1.5pt solid #00000a" fo:border-bottom="none"/>
    </style:style>
    <style:style style:name="Table3.D1" style:family="table-cell">
      <style:table-cell-properties style:vertical-align="middle" fo:padding-left="0.0396in" fo:padding-right="0.0194in" fo:padding-top="0.059in" fo:padding-bottom="0.059in" fo:border-left="none" fo:border-right="none" fo:border-top="1.5pt solid #00000a" fo:border-bottom="none"/>
    </style:style>
    <style:style style:name="Table3.A2" style:family="table-cell">
      <style:table-cell-properties style:vertical-align="middle" fo:padding-left="0.0396in" fo:padding-right="0.0396in" fo:padding-top="0.059in" fo:padding-bottom="0.059in" fo:border="none"/>
    </style:style>
    <style:style style:name="Table3.D2" style:family="table-cell">
      <style:table-cell-properties style:vertical-align="middle" fo:padding-left="0.0396in" fo:padding-right="0.0194in" fo:padding-top="0.059in" fo:padding-bottom="0.059in" fo:border="none"/>
    </style:style>
    <style:style style:name="Table3.8" style:family="table-row">
      <style:table-row-properties style:min-row-height="0.0785in" fo:keep-together="always"/>
    </style:style>
    <style:style style:name="Table3.A8" style:family="table-cell">
      <style:table-cell-properties fo:background-color="#ffffff" fo:padding="0.0396in" fo:border="none">
        <style:background-image/>
      </style:table-cell-properties>
    </style:style>
    <style:style style:name="Table3.A9" style:family="table-cell">
      <style:table-cell-properties fo:background-color="#ffffff" fo:padding="0.0396in" fo:border="none">
        <style:background-image/>
      </style:table-cell-properties>
    </style:style>
    <style:style style:name="Table3.A10" style:family="table-cell">
      <style:table-cell-properties fo:background-color="#ffffff" fo:padding="0.0396in" fo:border="none">
        <style:background-image/>
      </style:table-cell-properties>
    </style:style>
    <style:style style:name="Table3.B10" style:family="table-cell">
      <style:table-cell-properties fo:background-color="#ffffff" fo:padding="0.0396in" fo:border="none">
        <style:background-image/>
      </style:table-cell-properties>
    </style:style>
    <style:style style:name="Table3.C10" style:family="table-cell">
      <style:table-cell-properties fo:background-color="#ffffff" fo:padding="0.0396in" fo:border="none">
        <style:background-image/>
      </style:table-cell-properties>
    </style:style>
    <style:style style:name="Table3.A11" style:family="table-cell">
      <style:table-cell-properties fo:background-color="#ffffff" fo:padding="0.0396in" fo:border="none">
        <style:background-image/>
      </style:table-cell-properties>
    </style:style>
    <style:style style:name="Table3.B11" style:family="table-cell">
      <style:table-cell-properties fo:background-color="#ffffff" fo:padding="0.0396in" fo:border="none">
        <style:background-image/>
      </style:table-cell-properties>
    </style:style>
    <style:style style:name="Table3.C11" style:family="table-cell">
      <style:table-cell-properties fo:background-color="#ffffff" fo:padding="0.0396in" fo:border="none">
        <style:background-image/>
      </style:table-cell-properties>
    </style:style>
    <style:style style:name="Table3.A12" style:family="table-cell">
      <style:table-cell-properties fo:background-color="#ffffff" fo:padding-left="0.0396in" fo:padding-right="0.0396in" fo:padding-top="0.0785in" fo:padding-bottom="0.0396in" fo:border-left="none" fo:border-right="none" fo:border-top="0.5pt solid #00000a" fo:border-bottom="2.25pt solid #00000a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true" fo:text-align="end" style:justify-single-word="false"/>
      <style:text-properties fo:font-weight="normal" officeooo:paragraph-rsid="004a3ef3" style:font-weight-asian="normal" style:font-weight-complex="normal"/>
    </style:style>
    <style:style style:name="P2" style:family="paragraph" style:parent-style-name="Standard">
      <style:paragraph-properties fo:margin-top="0in" fo:margin-bottom="0in" loext:contextual-spacing="true"/>
      <style:text-properties fo:font-size="8pt" style:font-size-asian="8pt" style:font-size-complex="8pt"/>
    </style:style>
    <style:style style:name="P3" style:family="paragraph" style:parent-style-name="Standard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2pt" fo:font-style="normal" fo:font-weight="bold" officeooo:rsid="007e0104" officeooo:paragraph-rsid="00109fe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2pt" fo:font-style="normal" fo:font-weight="bold" officeooo:rsid="007e0104" officeooo:paragraph-rsid="0015444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2pt" fo:font-style="normal" fo:font-weight="bold" officeooo:rsid="007e0104" officeooo:paragraph-rsid="00183aaa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6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0pt" fo:font-style="normal" fo:font-weight="normal" officeooo:rsid="007e0104" officeooo:paragraph-rsid="0015444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7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0pt" fo:font-style="normal" fo:font-weight="normal" officeooo:rsid="007e0104" officeooo:paragraph-rsid="00183aa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8" style:family="paragraph" style:parent-style-name="Standard">
      <style:paragraph-properties fo:margin-top="0in" fo:margin-bottom="0in" loext:contextual-spacing="true" fo:text-align="start" style:justify-single-word="false"/>
      <style:text-properties style:font-name="Liberation Sans"/>
    </style:style>
    <style:style style:name="P9" style:family="paragraph" style:parent-style-name="Standard">
      <style:paragraph-properties fo:margin-top="0in" fo:margin-bottom="0in" loext:contextual-spacing="true" fo:text-align="start" style:justify-single-word="false" fo:keep-together="always"/>
      <style:text-properties style:font-name="Liberation Sans"/>
    </style:style>
    <style:style style:name="P10" style:family="paragraph" style:parent-style-name="Standard">
      <style:paragraph-properties fo:margin-top="0in" fo:margin-bottom="0in" loext:contextual-spacing="true" fo:text-align="center" style:justify-single-word="false"/>
      <style:text-properties style:font-name="Liberation Sans" fo:font-weight="bold" style:font-weight-asian="bold"/>
    </style:style>
    <style:style style:name="P11" style:family="paragraph" style:parent-style-name="Standard">
      <style:paragraph-properties fo:margin-top="0in" fo:margin-bottom="0in" loext:contextual-spacing="true" fo:text-align="start" style:justify-single-word="false"/>
      <style:text-properties style:font-name="Liberation Sans" fo:font-weight="bold" style:font-weight-asian="bold"/>
    </style:style>
    <style:style style:name="P12" style:family="paragraph" style:parent-style-name="Standard">
      <style:paragraph-properties fo:margin-top="0in" fo:margin-bottom="0in" loext:contextual-spacing="true" fo:text-align="end" style:justify-single-word="false"/>
      <style:text-properties style:font-name="Liberation Sans"/>
    </style:style>
    <style:style style:name="P13" style:family="paragraph" style:parent-style-name="Standard">
      <style:paragraph-properties fo:margin-top="0in" fo:margin-bottom="0in" loext:contextual-spacing="true" fo:text-align="center" style:justify-single-word="false"/>
      <style:text-properties style:font-name="Liberation Sans"/>
    </style:style>
    <style:style style:name="P14" style:family="paragraph" style:parent-style-name="Table_20_Contents">
      <style:paragraph-properties fo:margin-top="0in" fo:margin-bottom="0in" loext:contextual-spacing="true" fo:text-align="start" style:justify-single-word="false"/>
    </style:style>
    <style:style style:name="P15" style:family="paragraph" style:parent-style-name="Table_20_Contents">
      <style:paragraph-properties fo:margin-top="0in" fo:margin-bottom="0in" loext:contextual-spacing="true" fo:text-align="start" style:justify-single-word="false"/>
      <style:text-properties fo:font-size="10pt" officeooo:paragraph-rsid="001a78b3" style:font-size-asian="10pt" style:font-size-complex="10pt"/>
    </style:style>
    <style:style style:name="P16" style:family="paragraph" style:parent-style-name="Table_20_Contents">
      <style:paragraph-properties fo:margin-top="0in" fo:margin-bottom="0in" loext:contextual-spacing="true" fo:text-align="start" style:justify-single-word="false"/>
      <style:text-properties fo:font-size="10pt" officeooo:paragraph-rsid="001aeeb5" style:font-size-asian="10pt" style:font-size-complex="10pt"/>
    </style:style>
    <style:style style:name="P17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Liberation Sans"/>
    </style:style>
    <style:style style:name="P18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19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officeooo:paragraph-rsid="00171311"/>
    </style:style>
    <style:style style:name="P20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officeooo:paragraph-rsid="00183aaa"/>
    </style:style>
    <style:style style:name="P21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officeooo:paragraph-rsid="00109fed"/>
    </style:style>
    <style:style style:name="P22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4pt" fo:font-weight="bold" officeooo:paragraph-rsid="0013d72d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officeooo:paragraph-rsid="0013337b" style:font-size-asian="10pt" style:font-size-complex="10pt"/>
    </style:style>
    <style:style style:name="P24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officeooo:paragraph-rsid="00191b8f" style:font-size-asian="10pt" style:font-size-complex="10pt"/>
    </style:style>
    <style:style style:name="P25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officeooo:paragraph-rsid="0019763b" style:font-size-asian="10pt" style:font-size-complex="10pt"/>
    </style:style>
    <style:style style:name="P26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normal" officeooo:rsid="007e0104" officeooo:paragraph-rsid="00367a71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7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fo:font-weight="bold" officeooo:paragraph-rsid="004450d6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Liberation Sans" fo:font-weight="bold" style:font-weight-asian="bold" style:font-weight-complex="bold"/>
    </style:style>
    <style:style style:name="P29" style:family="paragraph" style:parent-style-name="Frame_20_contents">
      <style:paragraph-properties fo:margin-top="0in" fo:margin-bottom="0in" loext:contextual-spacing="true" fo:text-align="center" style:justify-single-word="false" fo:keep-together="always" fo:keep-with-next="always"/>
      <style:text-properties style:font-name="Liberation Sans" officeooo:paragraph-rsid="001e67da"/>
    </style:style>
    <style:style style:name="P30" style:family="paragraph" style:parent-style-name="Frame_20_contents">
      <style:paragraph-properties fo:margin-top="0in" fo:margin-bottom="0in" loext:contextual-spacing="true"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31" style:family="paragraph" style:parent-style-name="Frame_20_contents">
      <style:paragraph-properties fo:margin-top="0in" fo:margin-bottom="0in" loext:contextual-spacing="true"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32" style:family="paragraph" style:parent-style-name="Frame_20_contents">
      <style:paragraph-properties fo:margin-top="0in" fo:margin-bottom="0in" loext:contextual-spacing="true" fo:text-align="end" style:justify-single-word="false" fo:keep-together="always" fo:keep-with-next="always"/>
      <style:text-properties style:font-name="Liberation Sans" fo:font-size="10pt" fo:font-weight="bold" officeooo:rsid="004eb872" officeooo:paragraph-rsid="004eb872" style:font-size-asian="10pt" style:font-weight-asian="bold" style:font-size-complex="10pt"/>
    </style:style>
    <style:style style:name="P33" style:family="paragraph" style:parent-style-name="Frame_20_contents">
      <style:paragraph-properties fo:margin-top="0in" fo:margin-bottom="0in" loext:contextual-spacing="true" fo:text-align="start" style:justify-single-word="false" fo:keep-together="always" fo:keep-with-next="always"/>
      <style:text-properties style:font-name="Liberation Sans"/>
    </style:style>
    <style:style style:name="P34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1417in"/>
        </style:tab-stops>
      </style:paragraph-properties>
      <style:text-properties style:font-name="Liberation Sans" fo:font-weight="bold" style:font-weight-asian="bold" style:font-weight-complex="bold"/>
    </style:style>
    <style:style style:name="P35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36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officeooo:paragraph-rsid="00347343" style:font-weight-asian="bold" style:font-weight-complex="bold"/>
    </style:style>
    <style:style style:name="P37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/>
    </style:style>
    <style:style style:name="P38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 officeooo:paragraph-rsid="0037a0d5"/>
    </style:style>
    <style:style style:name="P39" style:family="paragraph" style:parent-style-name="Table_20_Contents">
      <style:paragraph-properties fo:margin-top="0in" fo:margin-bottom="0in" loext:contextual-spacing="true" fo:text-align="start" style:justify-single-word="false" fo:keep-together="always" fo:orphans="0" fo:widows="0" fo:keep-with-next="always">
        <style:tab-stops>
          <style:tab-stop style:position="0in" style:type="right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40" style:family="paragraph" style:parent-style-name="Table_20_Contents">
      <style:paragraph-properties fo:margin-top="0in" fo:margin-bottom="0in" loext:contextual-spacing="true" fo:text-align="start" style:justify-single-word="false" fo:keep-together="always" fo:orphans="0" fo:widows="0" fo:keep-with-next="always">
        <style:tab-stops>
          <style:tab-stop style:position="0in" style:type="right"/>
          <style:tab-stop style:position="0.198in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41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 fo:font-size="10pt" fo:font-style="normal" fo:font-weight="normal" officeooo:rsid="007e0104" officeooo:paragraph-rsid="0036dd4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2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officeooo:rsid="007e0104" officeooo:paragraph-rsid="0036dd4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officeooo:rsid="007e0104" officeooo:paragraph-rsid="003d17f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top="0in" fo:margin-bottom="0in" loext:contextual-spacing="true" fo:text-align="end" style:justify-single-word="false" fo:keep-together="always" fo:keep-with-next="always">
        <style:tab-stops>
          <style:tab-stop style:position="0.689in"/>
        </style:tab-stops>
      </style:paragraph-properties>
      <style:text-properties style:font-name="Liberation Sans" fo:font-size="10pt" fo:font-style="normal" fo:font-weight="normal" officeooo:rsid="007e0104" officeooo:paragraph-rsid="004eb872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Standard">
      <style:paragraph-properties fo:margin-top="0in" fo:margin-bottom="0in" loext:contextual-spacing="true" fo:text-align="end" style:justify-single-word="false" fo:keep-together="always" fo:keep-with-next="always"/>
      <style:text-properties style:font-name="Arial" fo:font-size="10.5pt" style:font-size-asian="10pt" style:font-size-complex="10pt"/>
    </style:style>
    <style:style style:name="P46" style:family="paragraph" style:parent-style-name="Standard">
      <style:paragraph-properties fo:text-align="end" style:justify-single-word="false"/>
      <style:text-properties style:font-name="Liberation Sans"/>
    </style:style>
    <style:style style:name="P47" style:family="paragraph" style:parent-style-name="Standard"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officeooo:paragraph-rsid="001b8682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48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officeooo:rsid="011ec2eb" officeooo:paragraph-rsid="001b8682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49" style:family="paragraph" style:parent-style-name="Text_20_body_20_indent">
      <style:paragraph-properties fo:margin-left="0in" fo:margin-right="0in" fo:margin-top="0.0835in" fo:margin-bottom="0.0835in" loext:contextual-spacing="false" fo:line-height="100%" fo:text-align="end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bfb8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50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d2d0b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1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8682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2" style:family="paragraph" style:parent-style-name="Text_20_body_20_indent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bfb8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3" style:family="paragraph" style:parent-style-name="Text_20_body_20_indent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8682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4" style:family="paragraph" style:parent-style-name="terp_5f_default_5f_8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bfb8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5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6f73b" style:font-size-asian="10pt" style:font-size-complex="10pt"/>
    </style:style>
    <style:style style:name="P56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b8d98" style:font-size-asian="10pt" style:font-size-complex="10pt"/>
    </style:style>
    <style:style style:name="P57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aaeaf" style:font-size-asian="10pt" style:font-size-complex="10pt"/>
    </style:style>
    <style:style style:name="P58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9b35a" style:font-size-asian="10pt" style:font-size-complex="10pt"/>
    </style:style>
    <style:style style:name="P59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fo:font-weight="bold" officeooo:paragraph-rsid="002aaeaf" style:font-size-asian="10pt" style:font-weight-asian="bold" style:font-size-complex="10pt"/>
    </style:style>
    <style:style style:name="P6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Liberation Sans" fo:font-size="8pt" fo:font-style="normal" officeooo:rsid="007e0104" style:font-name-asian="Microsoft YaHei" style:font-size-asian="8pt" style:font-style-asian="normal" style:font-name-complex="Mangal" style:font-size-complex="8pt" style:font-style-complex="normal"/>
    </style:style>
    <style:style style:name="T3" style:family="text">
      <style:text-properties style:font-name="Liberation Sans" fo:font-size="10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weight-complex="bold"/>
    </style:style>
    <style:style style:name="T7" style:family="text">
      <style:text-properties style:font-name="Arial1" fo:font-style="normal" fo:font-weight="normal" officeooo:rsid="007e0104" style:font-name-asian="Microsoft YaHei" style:font-style-asian="normal" style:font-weight-asian="normal" style:font-name-complex="Mangal" style:font-style-complex="normal" style:font-weight-complex="norm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0pt" fo:font-style="normal" fo:font-weight="normal" officeooo:rsid="007e010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2" style:family="text">
      <style:text-properties fo:font-size="10pt" fo:font-style="normal" fo:font-weight="bold" officeooo:rsid="007e0104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13" style:family="text">
      <style:text-properties fo:font-size="10pt" fo:font-style="normal" officeooo:rsid="007e0104" style:font-name-asian="Microsoft YaHei" style:font-size-asian="10pt" style:font-style-asian="normal" style:font-name-complex="Mangal" style:font-size-complex="10pt" style:font-style-complex="normal"/>
    </style:style>
    <style:style style:name="T14" style:family="text">
      <style:text-properties fo:font-style="normal" fo:font-weight="bold" officeooo:rsid="007e0104" style:font-name-asian="Microsoft YaHei" style:font-style-asian="normal" style:font-weight-asian="bold" style:font-name-complex="Mangal" style:font-style-complex="normal" style:font-weight-complex="bold"/>
    </style:style>
    <style:style style:name="T15" style:family="text">
      <style:text-properties fo:font-style="normal" fo:font-weight="normal" officeooo:rsid="007e0104" style:font-name-asian="Microsoft YaHei" style:font-style-asian="normal" style:font-weight-asian="normal" style:font-name-complex="Mangal" style:font-style-complex="normal" style:font-weight-complex="normal"/>
    </style:style>
    <style:style style:name="T16" style:family="text">
      <style:text-properties fo:font-style="normal" fo:font-weight="normal" officeooo:rsid="00d2efe0" style:font-name-asian="Arial2" style:font-style-asian="normal" style:font-weight-asian="normal" style:font-name-complex="Arial2" style:font-style-complex="normal" style:font-weight-complex="normal"/>
    </style:style>
    <style:style style:name="T17" style:family="text">
      <style:text-properties fo:font-style="normal" officeooo:rsid="007e0104" style:font-name-asian="Microsoft YaHei" style:font-style-asian="normal" style:font-name-complex="Mangal" style:font-style-complex="normal"/>
    </style:style>
    <style:style style:name="T18" style:family="text">
      <style:text-properties fo:font-style="normal" officeooo:rsid="007e0104" style:font-name-asian="Microsoft YaHei" style:font-style-asian="normal" style:font-name-complex="Mangal" style:font-style-complex="normal" style:font-weight-complex="bold"/>
    </style:style>
    <style:style style:name="T19" style:family="text">
      <style:text-properties style:font-name-complex="Mangal"/>
    </style:style>
    <style:style style:name="T20" style:family="text">
      <style:text-properties officeooo:rsid="007e0104" style:font-name-complex="Mangal"/>
    </style:style>
    <style:style style:name="T21" style:family="text">
      <style:text-properties officeooo:rsid="00289a3a"/>
    </style:style>
    <style:style style:name="T22" style:family="text">
      <style:text-properties style:font-name-asian="Microsoft YaHei" style:font-name-complex="Mangal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4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1256in" fo:margin-right="0.1256in" fo:margin-top="0in" fo:margin-bottom="0in" style:vertical-pos="from-top" style:vertical-rel="paragraph" style:horizontal-pos="from-left" style:horizontal-rel="page-content" fo:padding="0in" fo:border="none" loext:rel-width-rel="paragraph"/>
    </style:style>
    <style:style style:name="fr2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padding="0.0591in" fo:border="none" draw:textarea-vertical-align="top"/>
    </style:style>
    <style:style style:name="fr3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3.2543in" fo:min-width="3.8457in" fo:padding-top="0in" fo:padding-bottom="0in" fo:padding-left="0in" fo:padding-right="0in" fo:wrap-option="wrap" fo:margin-left="0.1252in" fo:margin-right="0.1252in" fo:margin-top="0in" fo:margin-bottom="0in" style:run-through="foreground" style:wrap="none" style:vertical-pos="from-top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7"><draw:frame draw:style-name="fr3" draw:name="Image1" text:anchor-type="char" svg:x="0.0016in" svg:y="-0.1602in" svg:width="3.128in" svg:height="0.5583in" draw:z-index="1"><draw:image xlink:href="Pictures/1000000000000401000000B788721B2A.png" xlink:type="simple" xlink:show="embed" xlink:actuate="onLoad"/></draw:frame></text:p>
          </table:table-cell>
          <table:table-cell table:style-name="Table1.A1" table:number-rows-spanned="2" office:value-type="string">
            <text:p text:style-name="P17"/>
          </table:table-cell>
          <table:table-cell table:style-name="Table1.A1" office:value-type="string">
            <text:p text:style-name="P3"><text:placeholder text:placeholder-type="text">&lt;o.company_id.name or ''&gt;</text:placeholder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21"><text:span text:style-name="T5">Address: </text:span><text:span text:style-name="T11"><text:placeholder text:placeholder-type="text">&lt;display_address(o.company_id.partner_id)&gt;</text:placeholder></text:span></text:p>
            <text:p text:style-name="P27"><text:span text:style-name="T17"><text:placeholder text:placeholder-type="text">&lt;o.company_id.tin_label or 'TIN'&gt;</text:placeholder></text:span><text:span text:style-name="T17">: </text:span><text:span text:style-name="T15"><text:placeholder text:placeholder-type="text">&lt;o.company_id.partner_id.vat or ''&gt;</text:placeholder></text:span></text:p>
          </table:table-cell>
        </table:table-row>
        <table:table-row table:style-name="Table1.1">
          <table:table-cell table:style-name="Table1.A3" table:number-rows-spanned="2" office:value-type="string">
            <text:p text:style-name="P22">Invoice <text:span text:style-name="T22">No </text:span><text:span text:style-name="T17"><text:placeholder text:placeholder-type="text">&lt;o.name or ''&gt;</text:placeholder></text:span></text:p>
            <text:p text:style-name="P18">Contains <text:page-count>2</text:page-count> page(s)</text:p>
          </table:table-cell>
          <table:table-cell table:style-name="Table1.A3" table:number-rows-spanned="2" office:value-type="string">
            <text:p text:style-name="P18"/>
          </table:table-cell>
          <table:table-cell table:style-name="Table1.A1" office:value-type="string">
            <text:p text:style-name="P23"><text:span text:style-name="T5">Phone:<text:tab/></text:span><text:span text:style-name="T15"><text:placeholder text:placeholder-type="text">&lt;o.company_id.partner_id.phone or ''&gt;</text:placeholder></text:span><text:span text:style-name="T16"> </text:span><text:line-break/><text:span text:style-name="T5">Fax:<text:tab/></text:span><text:span text:style-name="T15"><text:placeholder text:placeholder-type="text">&lt;o.company_id.partner_id.fax or ''&gt;</text:placeholder></text:span>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23"><text:span text:style-name="T5">Email:<text:tab/></text:span><text:span text:style-name="T15"><text:placeholder text:placeholder-type="text">&lt;o.company_id.partner_id.email or ''&gt;</text:placeholder></text:span><text:line-break/><text:span text:style-name="T5">Web:<text:tab/></text:span><text:span text:style-name="T15"><text:placeholder text:placeholder-type="text">&lt;o.company_id.partner_id.website or ''&gt;</text:placeholder></text:span></text:p>
          </table:table-cell>
        </table:table-row>
        <table:table-row table:style-name="Table1.1">
          <table:table-cell table:style-name="Table1.A5" office:value-type="string">
            <text:p text:style-name="P28">Bill To:</text:p>
          </table:table-cell>
          <table:table-cell table:style-name="Table1.A5" office:value-type="string">
            <text:p text:style-name="P17"/>
          </table:table-cell>
          <table:table-cell table:style-name="Table1.A5" office:value-type="string">
            <text:p text:style-name="P28">Deliver To:</text:p>
          </table:table-cell>
        </table:table-row>
        <table:table-row table:style-name="Table1.1">
          <table:table-cell table:style-name="Table1.A1" office:value-type="string">
            <text:p text:style-name="P6"><text:placeholder text:placeholder-type="text">&lt;o.partner_invoice_id.name or ''&gt;</text:placeholder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7"><text:placeholder text:placeholder-type="text">&lt;o.partner_shipping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4"><text:placeholder text:placeholder-type="text">&lt;o.partner_id.name or ''&gt;</text:placeholder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5"><text:placeholder text:placeholder-type="text">&lt;o.partner_shipping_id.parent_id and o.partner_shipping_id.parent_id.name or o.partner_shipping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19"><text:span text:style-name="T5">Address:<text:tab/></text:span><text:span text:style-name="T11"><text:placeholder text:placeholder-type="text">&lt;get_street(o.partner_invoice_id)&gt;</text:placeholder></text:span><text:span text:style-name="T9"><text:line-break/><text:tab/></text:span><text:span text:style-name="T11"><text:placeholder text:placeholder-type="text">&lt;get_street2(o.partner_invoice_id)&gt;</text:placeholder></text:span><text:span text:style-name="T9"><text:line-break/><text:tab/></text:span><text:span text:style-name="T11"><text:placeholder text:placeholder-type="text">&lt;get_address(o.partner_invoice_id)&gt;</text:placeholder></text:span><text:span text:style-name="T9"><text:line-break/><text:tab/></text:span><text:span text:style-name="T12"><text:placeholder text:placeholder-type="text">&lt;o.partner_invoice_id.country_id.name or ''&gt;</text:placeholder></text:span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0"><text:span text:style-name="T5">Address:<text:tab/></text:span><text:span text:style-name="T11"><text:placeholder text:placeholder-type="text">&lt;get_street(o.partner_shipping_id)&gt;</text:placeholder></text:span><text:span text:style-name="T8"><text:line-break/></text:span><text:span text:style-name="T10"><text:tab/></text:span><text:span text:style-name="T11"><text:placeholder text:placeholder-type="text">&lt;get_street2(o.partner_shipping_id)&gt;</text:placeholder></text:span><text:span text:style-name="T8"><text:line-break/></text:span><text:span text:style-name="T10"><text:tab/></text:span><text:span text:style-name="T11"><text:placeholder text:placeholder-type="text">&lt;get_address(o.partner_shipping_id)&gt;</text:placeholder></text:span><text:span text:style-name="T8"><text:line-break/></text:span><text:span text:style-name="T10"><text:tab/></text:span><text:span text:style-name="T12"><text:placeholder text:placeholder-type="text">&lt;o.partner_shipping_id.country_id.name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24"><text:span text:style-name="T5">Phone:<text:tab/></text:span><text:span text:style-name="T15"><text:placeholder text:placeholder-type="text">&lt;o.partner_invoice_id.phone or ''&gt;</text:placeholder></text:span><text:line-break/><text:span text:style-name="T5">Fax:<text:tab/></text:span><text:span text:style-name="T15"><text:placeholder text:placeholder-type="text">&lt;o.partner_invoice_id.fax or ''&gt;</text:placeholder></text:span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5"><text:span text:style-name="T5">Phone:<text:tab/></text:span><text:span text:style-name="T15"><text:placeholder text:placeholder-type="text">&lt;o.partner_shipping_id.phone or ''&gt;</text:placeholder></text:span><text:line-break/><text:span text:style-name="T5">Fax:<text:tab/></text:span><text:span text:style-name="T15"><text:placeholder text:placeholder-type="text">&lt;o.partner_shipping_id.fax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24"><text:span text:style-name="T5">Email:<text:tab/></text:span><text:span text:style-name="T15"><text:placeholder text:placeholder-type="text">&lt;o.partner_invoice_id.email or ''&gt;</text:placeholder></text:span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5"><text:span text:style-name="T5">Email:<text:tab/></text:span><text:span text:style-name="T15"><text:placeholder text:placeholder-type="text">&lt;o.partner_shipping_id.email or ''&gt;</text:placeholder></text:span></text:p>
          </table:table-cell>
        </table:table-row>
      </table:table>
      <text:p text:style-name="P8"><draw:frame draw:style-name="fr1" draw:name="Frame2" text:anchor-type="paragraph" svg:x="0in" svg:y="0.0402in" svg:width="0.0161in" style:rel-width="100%" draw:z-index="0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B"/><table:table-column table:style-name="Table2.C"/><table:table-row table:style-name="Table2.1"><table:table-cell table:style-name="Table2.A1" office:value-type="string"><text:p text:style-name="P15"><text:span text:style-name="T4">Invoice date:</text:span> <text:span text:style-name="T7"><text:placeholder text:placeholder-type="text">&lt;o.date_order or ''&gt;</text:placeholder></text:span><text:line-break/><text:span text:style-name="T4">Delivery date:</text:span> <text:s/><text:span text:style-name="T7"><text:placeholder text:placeholder-type="text">&lt;o.shipping_date or ''&gt;</text:placeholder></text:span></text:p></table:table-cell><table:table-cell table:style-name="Table2.A1" office:value-type="string"><text:p text:style-name="P14"/></table:table-cell><table:table-cell table:style-name="Table2.A1" office:value-type="string"><text:p text:style-name="P16"><text:span text:style-name="T4">Order number:</text:span> <text:span text:style-name="T7"><text:placeholder text:placeholder-type="text">&lt;o.tracking_number or ''&gt;</text:placeholder></text:span><text:line-break/><text:span text:style-name="T4">Payment:</text:span> <text:span text:style-name="T7"><text:placeholder text:placeholder-type="text">&lt;o.payment_term.name or ''&gt;</text:placeholder></text:span></text:p></table:table-cell><table:table-cell table:style-name="Table2.D1" office:value-type="string"><text:p text:style-name="P14"/></table:table-cell><table:table-cell table:style-name="Table2.E1" office:value-type="string"><text:p text:style-name="P16"><text:span text:style-name="T4">Ship via: </text:span><text:span text:style-name="T7"><text:placeholder text:placeholder-type="text">&lt;o.carrier_id.name or ''&gt;</text:placeholder></text:span><text:line-break/><text:span text:style-name="T4">Tracking #:</text:span> <text:span text:style-name="T7"><text:placeholder text:placeholder-type="text">&lt;o.tracking_number or ''&gt;</text:placeholder></text:span></text:p></table:table-cell></table:table-row></table:table></draw:text-box></draw:frame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header-rows>
          <table:table-row table:style-name="Table5.1">
            <table:table-cell table:style-name="Table5.A1" office:value-type="string">
              <text:p text:style-name="P10">Qty.</text:p>
            </table:table-cell>
            <table:table-cell table:style-name="Table5.A1" office:value-type="string">
              <text:p text:style-name="P10">Item Code</text:p>
            </table:table-cell>
            <table:table-cell table:style-name="Table5.C1" office:value-type="string">
              <text:p text:style-name="P11">Item Description</text:p>
            </table:table-cell>
            <table:table-cell table:style-name="Table5.D1" table:number-columns-spanned="2" office:value-type="string">
              <text:p text:style-name="P11">Price per</text:p>
              <text:p text:style-name="P11">Unit</text:p>
            </table:table-cell>
            <table:covered-table-cell/>
            <table:table-cell table:style-name="Table5.A1" office:value-type="string">
              <text:p text:style-name="P10">Discount</text:p>
            </table:table-cell>
            <table:table-cell table:style-name="Table5.A1" office:value-type="string">
              <text:p text:style-name="P10">Amount</text:p>
            </table:table-cell>
            <table:table-cell table:style-name="Table5.A1" office:value-type="string">
              <text:p text:style-name="P10">Tax Code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13"/>
          </table:table-cell>
          <table:table-cell table:style-name="Table5.B2" office:value-type="string">
            <text:p text:style-name="P8"/>
          </table:table-cell>
          <table:table-cell table:style-name="Table5.B2" office:value-type="string">
            <text:p text:style-name="P12"/>
          </table:table-cell>
          <table:table-cell table:style-name="Table5.E2" office:value-type="string">
            <text:p text:style-name="P8"/>
          </table:table-cell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46"/>
          </table:table-cell>
          <table:table-cell table:style-name="Table5.B2" office:value-type="string">
            <text:p text:style-name="P13"/>
          </table:table-cell>
        </table:table-row>
        <table:table-row table:style-name="Table5.1">
          <table:table-cell table:style-name="Table5.A3" table:number-columns-spanned="8" office:value-type="string">
            <text:p text:style-name="P47"><text:placeholder text:placeholder-type="text">&lt;for each='l in o.order_lin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48"><text:span text:style-name="T20"><text:placeholder text:placeholder-type="text">&lt;formatLang(l.product_uom_qty)&gt;</text:placeholder></text:span><text:span text:style-name="T20"> </text:span><text:span text:style-name="T20"><text:placeholder text:placeholder-type="text">&lt;l.product_uom.name or ''&gt;</text:placeholder></text:span></text:p>
          </table:table-cell>
          <table:table-cell table:style-name="Table5.B4" office:value-type="string">
            <text:p text:style-name="P50"><text:placeholder text:placeholder-type="text">&lt;l.product_id and l.product_id.default_code or ''&gt;</text:placeholder></text:p>
          </table:table-cell>
          <table:table-cell table:style-name="Table5.B4" office:value-type="string">
            <text:p text:style-name="P51"><text:placeholder text:placeholder-type="text">&lt;get_line_description(l.name)&gt;</text:placeholder></text:p>
          </table:table-cell>
          <table:table-cell table:style-name="Table5.B4" table:number-columns-spanned="2" office:value-type="string">
            <text:p text:style-name="P53"><text:placeholder text:placeholder-type="text">&lt;formatLang(l.price_unit)&gt;</text:placeholder></text:p>
          </table:table-cell>
          <table:covered-table-cell/>
          <table:table-cell table:style-name="Table5.A3" office:value-type="string">
            <text:p text:style-name="P54"><text:placeholder text:placeholder-type="text">&lt;formatLang(l.discount)&gt;</text:placeholder>%</text:p>
          </table:table-cell>
          <table:table-cell table:style-name="Table5.B4" office:value-type="string">
            <text:p text:style-name="P49"><text:span text:style-name="T19"><text:s text:c="2"/></text:span><text:span text:style-name="T19"><text:placeholder text:placeholder-type="text">&lt;o.currency_id.name or ''&gt;</text:placeholder></text:span><text:span text:style-name="T19"> </text:span><text:span text:style-name="T19"><text:placeholder text:placeholder-type="text">&lt;formatLang(l.price_subtotal)&gt;</text:placeholder></text:span></text:p>
          </table:table-cell>
          <table:table-cell table:style-name="Table5.B4" office:value-type="string">
            <text:p text:style-name="P52"><text:placeholder text:placeholder-type="text">&lt;get_taxes(l.tax_id)&gt;</text:placeholder></text:p>
          </table:table-cell>
        </table:table-row>
        <table:table-row table:style-name="Table5.1">
          <table:table-cell table:style-name="Table5.A3" table:number-columns-spanned="8" office:value-type="string">
            <text:p text:style-name="P4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><draw:custom-shape text:anchor-type="paragraph" draw:z-index="2" draw:name="Text Box 2" draw:style-name="gr1" draw:text-style-name="P60" svg:width="3.8453in" svg:height="3.2539in" svg:x="0.0091in" svg:y="0.2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Frame1" text:anchor-type="paragraph" svg:x="0.0091in" svg:y="0.1437in" svg:width="7.472in" svg:height="3.8409in" draw:z-index="3"><draw:text-box><table:table table:name="Table3" table:style-name="Table3"><table:table-column table:style-name="Table3.A"/><table:table-column table:style-name="Table3.B"/><table:table-column table:style-name="Table3.C"/><table:table-column table:style-name="Table3.D"/><table:table-column table:style-name="Table3.E"/><table:table-row table:style-name="Table3.1"><table:table-cell table:style-name="Table3.A1" table:number-columns-spanned="3" office:value-type="string"><text:p text:style-name="P29">Customs HS Code: <text:span text:style-name="T11"><text:placeholder text:placeholder-type="text">&lt;o.product_tariff_code_id and o.product_tariff_code_id.name or ''&gt;</text:placeholder></text:span></text:p></table:table-cell><table:covered-table-cell/><table:covered-table-cell/><table:table-cell table:style-name="Table3.D1" office:value-type="string"><text:p text:style-name="P30">Total Pre-Tax Purchase:</text:p></table:table-cell><table:table-cell table:style-name="Table3.A1" office:value-type="string"><text:p text:style-name="P55"><text:span text:style-name="T15"><text:placeholder text:placeholder-type="text">&lt;o.currency_id.name or ''&gt;</text:placeholder></text:span><text:span text:style-name="T15"> <text:s/></text:span><text:span text:style-name="T15"><text:placeholder text:placeholder-type="text">&lt;formatLang(o.amount_untaxed)&gt;</text:placeholder></text:span></text:p></table:table-cell></table:table-row><table:table-row table:style-name="Table3.1"><table:table-cell table:style-name="Table3.A2" table:number-columns-spanned="3" office:value-type="string"><text:p text:style-name="P33"/></table:table-cell><table:covered-table-cell/><table:covered-table-cell/><table:table-cell table:style-name="Table3.D2" office:value-type="string"><text:p text:style-name="P30">Freight Charges:</text:p></table:table-cell><table:table-cell table:style-name="Table3.A2" office:value-type="string"><text:p text:style-name="P56"><text:span text:style-name="T15"><text:placeholder text:placeholder-type="text">&lt;o.currency_id.name or ''&gt;</text:placeholder></text:span><text:span text:style-name="T15"> </text:span><text:span text:style-name="T15"><text:placeholder text:placeholder-type="text">&lt;formatLang(o.shipping_charge)&gt;</text:placeholder></text:span></text:p></table:table-cell></table:table-row><table:table-row table:style-name="Table3.1"><table:table-cell table:style-name="Table3.A2" table:number-columns-spanned="3" office:value-type="string"><text:p text:style-name="P33"/></table:table-cell><table:covered-table-cell/><table:covered-table-cell/><table:table-cell table:style-name="Table3.D2" office:value-type="string"><text:p text:style-name="P30">Tax Applied:</text:p></table:table-cell><table:table-cell table:style-name="Table3.A2" office:value-type="string"><text:p text:style-name="P57"><text:span text:style-name="T15"><text:placeholder text:placeholder-type="text">&lt;o.currency_id.name or ''&gt;</text:placeholder></text:span><text:span text:style-name="T15"> </text:span><text:span text:style-name="T15"><text:placeholder text:placeholder-type="text">&lt;formatLang(o.amount_tax)&gt;</text:placeholder></text:span></text:p></table:table-cell></table:table-row><table:table-row table:style-name="Table3.1"><table:table-cell table:style-name="Table3.A2" table:number-columns-spanned="3" office:value-type="string"><text:p text:style-name="P33"/></table:table-cell><table:covered-table-cell/><table:covered-table-cell/><table:table-cell table:style-name="Table3.D2" office:value-type="string"><text:p text:style-name="P30"><text:span text:style-name="T21">Total </text:span>Amount:</text:p></table:table-cell><table:table-cell table:style-name="Table3.A2" office:value-type="string"><text:p text:style-name="P58"><text:span text:style-name="T14"><text:placeholder text:placeholder-type="text">&lt;o.currency_id.name or ''&gt;</text:placeholder></text:span><text:span text:style-name="T14"> </text:span><text:span text:style-name="T14"><text:placeholder text:placeholder-type="text">&lt;formatLang(o.amount_total)&gt;</text:placeholder></text:span></text:p></table:table-cell></table:table-row><table:table-row table:style-name="Table3.1"><table:table-cell table:style-name="Table3.A2" table:number-columns-spanned="3" office:value-type="string"><text:p text:style-name="P33"/></table:table-cell><table:covered-table-cell/><table:covered-table-cell/><table:table-cell table:style-name="Table3.D2" office:value-type="string"><text:p text:style-name="P45"><text:bookmark text:name="docs-internal-guid-b32ac062-bbdb-d414-07ec-b9a2cd11c944"/><text:span text:style-name="T23">Amount Paid</text:span><text:span text:style-name="T3">:</text:span></text:p></table:table-cell><table:table-cell table:style-name="Table3.A2" office:value-type="string"><text:p text:style-name="P58"><text:span text:style-name="T14"><text:placeholder text:placeholder-type="text">&lt;o.currency_id.name or ''&gt;</text:placeholder></text:span><text:span text:style-name="T14"> </text:span><text:span text:style-name="T14"><text:placeholder text:placeholder-type="text">&lt;formatLang(o.deposit_paid)&gt;</text:placeholder></text:span></text:p></table:table-cell></table:table-row><table:table-row table:style-name="Table3.1"><table:table-cell table:style-name="Table3.A2" table:number-columns-spanned="3" office:value-type="string"><text:p text:style-name="P33"/></table:table-cell><table:covered-table-cell/><table:covered-table-cell/><table:table-cell table:style-name="Table3.D2" office:value-type="string"><text:p text:style-name="P31">Amount Now Payable:</text:p></table:table-cell><table:table-cell table:style-name="Table3.A2" office:value-type="string"><text:p text:style-name="P59"><text:span text:style-name="T18"><text:placeholder text:placeholder-type="text">&lt;o.currency_id.name or ''&gt;</text:placeholder></text:span><text:span text:style-name="T18"> </text:span><text:span text:style-name="T18"><text:placeholder text:placeholder-type="text">&lt;formatLang(o.balance)&gt;</text:placeholder></text:span></text:p></table:table-cell></table:table-row><table:table-row table:style-name="Table3.1"><table:table-cell table:style-name="Table3.A2" table:number-columns-spanned="3" office:value-type="string"><text:p text:style-name="P33"/></table:table-cell><table:covered-table-cell/><table:covered-table-cell/><table:table-cell table:style-name="Table3.D2" office:value-type="string"><text:p text:style-name="P32"><text:span text:style-name="T24">Payment Terms:</text:span> </text:p></table:table-cell><table:table-cell table:style-name="Table3.A2" office:value-type="string"><text:p text:style-name="P44"><text:placeholder text:placeholder-type="text">&lt;o.payment_term and o.payment_term.name or ''&gt;</text:placeholder></text:p></table:table-cell></table:table-row><table:table-row table:style-name="Table3.8"><table:table-cell table:style-name="Table3.A8" table:number-columns-spanned="5" office:value-type="string"><text:p text:style-name="P34"/></table:table-cell><table:covered-table-cell/><table:covered-table-cell/><table:covered-table-cell/><table:covered-table-cell/></table:table-row><table:table-row table:style-name="Table3.8"><table:table-cell table:style-name="Table3.A9" table:number-columns-spanned="5" office:value-type="string"><text:p text:style-name="P36">Bank:<text:tab/><text:span text:style-name="T13"><text:placeholder text:placeholder-type="text">&lt;o.company_id.bank_ids and o.company_id.bank_ids[0].bank_name or ''&gt;</text:placeholder></text:span></text:p></table:table-cell><table:covered-table-cell/><table:covered-table-cell/><table:covered-table-cell/><table:covered-table-cell/></table:table-row><table:table-row table:style-name="Table3.8"><table:table-cell table:style-name="Table3.A10" office:value-type="string"><text:p text:style-name="P37"><text:span text:style-name="T5">SWIFT Code:<text:tab/></text:span><text:span text:style-name="T6"><text:line-break/></text:span><text:span text:style-name="T5">Bank Code:</text:span></text:p></table:table-cell><table:table-cell table:style-name="Table3.B10" office:value-type="string"><text:p text:style-name="P41"><text:placeholder text:placeholder-type="text">&lt;o.company_id.bank_ids and o.company_id.bank_ids[0].swift_code or ''&gt;</text:placeholder></text:p><text:p text:style-name="P26"><text:placeholder text:placeholder-type="text">&lt;o.company_id.bank_ids and o.company_id.bank_ids[0].bank_bic or ''&gt;</text:placeholder></text:p></table:table-cell><table:table-cell table:style-name="Table3.C11" table:number-rows-spanned="2" table:number-columns-spanned="3" office:value-type="string"><text:p text:style-name="P38"><text:span text:style-name="T5">Bank Address:<text:tab/></text:span><text:span text:style-name="T11"><text:placeholder text:placeholder-type="text">&lt;o.company_id.bank_ids and get_street(o.company_id.bank_ids[0].bank) or ''&gt;</text:placeholder></text:span><text:span text:style-name="T11">, </text:span><text:span text:style-name="T11"><text:placeholder text:placeholder-type="text">&lt;o.company_id.bank_ids and get_street2(o.company_id.bank_ids[0].bank) or ''&gt;</text:placeholder></text:span></text:p></table:table-cell><table:covered-table-cell/><table:covered-table-cell/></table:table-row><table:table-row table:style-name="Table3.8"><table:table-cell table:style-name="Table3.A11" office:value-type="string"><text:p text:style-name="P35">Account Number:</text:p><text:p text:style-name="P35">Account Name:</text:p></table:table-cell><table:table-cell table:style-name="Table3.B11" office:value-type="string"><text:p text:style-name="P42"><text:placeholder text:placeholder-type="text">&lt;o.company_id.bank_ids and o.company_id.bank_ids[0].acc_number or ''&gt;</text:placeholder></text:p><text:p text:style-name="P43"><text:placeholder text:placeholder-type="text">&lt;o.company_id.bank_ids and o.company_id.bank_ids[0].partner_id.name or ''&gt;</text:placeholder></text:p></table:table-cell><table:covered-table-cell/><table:covered-table-cell/><table:covered-table-cell/></table:table-row><table:table-row table:style-name="Table3.8"><table:table-cell table:style-name="Table3.A12" table:number-columns-spanned="5" office:value-type="string"><text:p text:style-name="P39"><text:tab/>*<text:tab/>Note:<text:tab/>To avoid delays, please ensure the full amount is transferred without deduction of bank fees.</text:p><text:p text:style-name="P40"><text:tab/>**<text:tab/>Note:<text:tab/>Please ensure the account name spelling is exactly as shown<text:bookmark text:name="_GoBack"/></text:p></table:table-cell><table:covered-table-cell/><table:covered-table-cell/><table:covered-table-cell/><table:covered-table-cell/></table:table-row></table:table><text:p text:style-name="Frame_20_contents"/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style:font-name="Liberation Sans1" fo:font-family="'Liberation Sans'" style:font-family-generic="roman" style:font-pitch="variable" fo:font-size="10pt" style:font-size-asian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0972in" fo:margin-bottom="0.0835in" loext:contextual-spacing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8165in" style:type="center"/>
          <style:tab-stop style:position="7.6335in" style:type="right"/>
        </style:tab-stops>
      </style:paragraph-properties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in" fo:margin-bottom="0.0835in" loext:contextual-spacing="false" fo:text-indent="0in" style:auto-text-indent="false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in" fo:margin-right="0in" fo:margin-top="0in" fo:margin-bottom="0in" loext:contextual-spacing="false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style:font-name="Liberation Sans1" fo:font-family="'Liberation Sans'" style:font-family-generic="roman" style:font-pitch="variable" fo:font-size="10pt" style:font-size-asian="10pt"/>
    </style:style>
    <style:style style:name="ListLabel_20_1" style:display-name="ListLabel 1" style:family="text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4806in" style:rel-width="100%" fo:margin-left="-0.075in" fo:margin-top="0in" fo:margin-bottom="0in" table:align="left" style:writing-mode="lr-tb"/>
    </style:style>
    <style:style style:name="Table4.A" style:family="table-column">
      <style:table-column-properties style:column-width="7.4806in" style:rel-column-width="65535*"/>
    </style:style>
    <style:style style:name="Table4.1" style:family="table-row">
      <style:table-row-properties style:min-row-height="0.0785in" fo:keep-together="auto"/>
    </style:style>
    <style:style style:name="Table4.A1" style:family="table-cell">
      <style:table-cell-properties fo:padding="0.0396in" fo:border-left="none" fo:border-right="none" fo:border-top="2.25pt solid #00000a" fo:border-bottom="none"/>
    </style:style>
    <style:style style:name="MP1" style:family="paragraph" style:parent-style-name="Standard">
      <style:paragraph-properties fo:margin-top="0in" fo:margin-bottom="0in" loext:contextual-spacing="true" fo:text-align="end" style:justify-single-word="false"/>
      <style:text-properties fo:font-weight="normal" officeooo:paragraph-rsid="004a3ef3" style:font-weight-asian="normal" style:font-weight-complex="normal"/>
    </style:style>
    <style:style style:name="MP2" style:family="paragraph" style:parent-style-name="Standard">
      <style:paragraph-properties fo:margin-top="0in" fo:margin-bottom="0in" loext:contextual-spacing="true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Liberation Sans" fo:font-size="8pt" fo:font-style="normal" officeooo:rsid="007e0104" style:font-name-asian="Microsoft YaHei" style:font-size-asian="8pt" style:font-style-asian="normal" style:font-name-complex="Mangal" style:font-size-complex="8pt" style:font-style-complex="normal"/>
    </style:style>
    <style:page-layout style:name="Mpm1">
      <style:page-layout-properties fo:page-width="8.2681in" fo:page-height="11.6929in" style:num-format="1" style:print-orientation="portrait" fo:margin-top="0.3937in" fo:margin-bottom="0in" fo:margin-left="0.3937in" fo:margin-right="0.3937in" style:writing-mode="lr-tb" style:layout-grid-color="#c0c0c0" style:layout-grid-lines="57" style:layout-grid-base-height="0.1665in" style:layout-grid-ruby-height="0.022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<text:span text:style-name="MT1">Invoice </text:span><text:span text:style-name="MT2"><text:placeholder text:placeholder-type="text">&lt;o.name or ''&gt;</text:placeholder></text:span><text:span text:style-name="MT1"> | page </text:span><text:span text:style-name="MT1"><text:page-number text:select-page="current">1</text:page-number></text:span><text:span text:style-name="MT1"> of </text:span><text:span text:style-name="MT1"><text:page-count>2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Željko Živković</meta:initial-creator>
    <meta:editing-cycles>70</meta:editing-cycles>
    <meta:print-date>2015-06-22T15:54:00</meta:print-date>
    <meta:creation-date>2015-06-23T08:43:00</meta:creation-date>
    <dc:date>2015-10-26T23:36:19.474541553</dc:date>
    <dc:language>en-CA</dc:language>
    <meta:editing-duration>PT1H37M21S</meta:editing-duration>
    <meta:generator>LibreOffice/4.4.2.2$Linux_X86_64 LibreOffice_project/40m0$Build-2</meta:generator>
    <meta:document-statistic meta:table-count="5" meta:image-count="1" meta:object-count="0" meta:page-count="2" meta:paragraph-count="66" meta:word-count="293" meta:character-count="3096" meta:non-whitespace-character-count="285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